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50.06pt" svg:y="69.85pt">
            <loext:p draw:notify-on-update-of-ranges="Sheet1.B3:Sheet1.B53 Sheet1.C3:Sheet1.C53 Sheet1.B3:Sheet1.B53 Sheet1.D3:Sheet1.D5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50.34pt" svg:y="323.01pt">
            <loext:p draw:notify-on-update-of-ranges="Sheet1.B3:Sheet1.B53 Sheet1.E3:Sheet1.E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0.417091" calcext:value-type="float">
            <text:p>120.417091</text:p>
          </table:table-cell>
          <table:table-cell office:value-type="float" office:value="251.29892" calcext:value-type="float">
            <text:p>251.29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6.949699" calcext:value-type="float">
            <text:p>126.949699</text:p>
          </table:table-cell>
          <table:table-cell office:value-type="float" office:value="208.588943" calcext:value-type="float">
            <text:p>208.588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1.463272" calcext:value-type="float">
            <text:p>121.463272</text:p>
          </table:table-cell>
          <table:table-cell office:value-type="float" office:value="180.945572" calcext:value-type="float">
            <text:p>180.945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1.66227" calcext:value-type="float">
            <text:p>121.66227</text:p>
          </table:table-cell>
          <table:table-cell office:value-type="float" office:value="167.931305" calcext:value-type="float">
            <text:p>167.931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2.127792" calcext:value-type="float">
            <text:p>122.127792</text:p>
          </table:table-cell>
          <table:table-cell office:value-type="float" office:value="125.228226" calcext:value-type="float">
            <text:p>125.228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5.083443" calcext:value-type="float">
            <text:p>125.083443</text:p>
          </table:table-cell>
          <table:table-cell office:value-type="float" office:value="110.817543" calcext:value-type="float">
            <text:p>110.8175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2.884216" calcext:value-type="float">
            <text:p>122.884216</text:p>
          </table:table-cell>
          <table:table-cell office:value-type="float" office:value="56.163311" calcext:value-type="float">
            <text:p>56.1633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0.98658" calcext:value-type="float">
            <text:p>120.98658</text:p>
          </table:table-cell>
          <table:table-cell office:value-type="float" office:value="108.345879" calcext:value-type="float">
            <text:p>108.3458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23.595573" calcext:value-type="float">
            <text:p>123.595573</text:p>
          </table:table-cell>
          <table:table-cell office:value-type="float" office:value="82.497162" calcext:value-type="float">
            <text:p>82.4971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4.167244" calcext:value-type="float">
            <text:p>124.167244</text:p>
          </table:table-cell>
          <table:table-cell office:value-type="float" office:value="91.981819" calcext:value-type="float">
            <text:p>91.9818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31.830643" calcext:value-type="float">
            <text:p>131.830643</text:p>
          </table:table-cell>
          <table:table-cell office:value-type="float" office:value="92.422714" calcext:value-type="float">
            <text:p>92.4227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4.587082" calcext:value-type="float">
            <text:p>134.587082</text:p>
          </table:table-cell>
          <table:table-cell office:value-type="float" office:value="149.749222" calcext:value-type="float">
            <text:p>149.749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3.031982" calcext:value-type="float">
            <text:p>133.031982</text:p>
          </table:table-cell>
          <table:table-cell office:value-type="float" office:value="127.42746" calcext:value-type="float">
            <text:p>127.427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4.408447" calcext:value-type="float">
            <text:p>124.408447</text:p>
          </table:table-cell>
          <table:table-cell office:value-type="float" office:value="94.664764" calcext:value-type="float">
            <text:p>94.6647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3.583351" calcext:value-type="float">
            <text:p>123.583351</text:p>
          </table:table-cell>
          <table:table-cell office:value-type="float" office:value="102.120491" calcext:value-type="float">
            <text:p>102.1204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9.672287" calcext:value-type="float">
            <text:p>159.672287</text:p>
          </table:table-cell>
          <table:table-cell office:value-type="float" office:value="107.88311" calcext:value-type="float">
            <text:p>107.883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2.039383" calcext:value-type="float">
            <text:p>122.039383</text:p>
          </table:table-cell>
          <table:table-cell office:value-type="float" office:value="6.062497" calcext:value-type="float">
            <text:p>6.0624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6.506149" calcext:value-type="float">
            <text:p>136.506149</text:p>
          </table:table-cell>
          <table:table-cell office:value-type="float" office:value="142.931503" calcext:value-type="float">
            <text:p>142.931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9.866013" calcext:value-type="float">
            <text:p>139.866013</text:p>
          </table:table-cell>
          <table:table-cell office:value-type="float" office:value="145.552612" calcext:value-type="float">
            <text:p>145.552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8.643188" calcext:value-type="float">
            <text:p>128.643188</text:p>
          </table:table-cell>
          <table:table-cell office:value-type="float" office:value="37.651939" calcext:value-type="float">
            <text:p>37.6519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4.533051" calcext:value-type="float">
            <text:p>134.533051</text:p>
          </table:table-cell>
          <table:table-cell office:value-type="float" office:value="70.593521" calcext:value-type="float">
            <text:p>70.5935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41.005707" calcext:value-type="float">
            <text:p>141.005707</text:p>
          </table:table-cell>
          <table:table-cell office:value-type="float" office:value="95.067329" calcext:value-type="float">
            <text:p>95.0673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41.107712" calcext:value-type="float">
            <text:p>141.107712</text:p>
          </table:table-cell>
          <table:table-cell office:value-type="float" office:value="91.935562" calcext:value-type="float">
            <text:p>91.9355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4.654648" calcext:value-type="float">
            <text:p>134.654648</text:p>
          </table:table-cell>
          <table:table-cell office:value-type="float" office:value="53.047249" calcext:value-type="float">
            <text:p>53.04724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3.924225" calcext:value-type="float">
            <text:p>123.924225</text:p>
          </table:table-cell>
          <table:table-cell office:value-type="float" office:value="90.068542" calcext:value-type="float">
            <text:p>90.0685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3.117203" calcext:value-type="float">
            <text:p>133.117203</text:p>
          </table:table-cell>
          <table:table-cell office:value-type="float" office:value="46.73354" calcext:value-type="float">
            <text:p>46.733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8.342682" calcext:value-type="float">
            <text:p>138.342682</text:p>
          </table:table-cell>
          <table:table-cell office:value-type="float" office:value="51.652561" calcext:value-type="float">
            <text:p>51.6525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34.257767" calcext:value-type="float">
            <text:p>134.257767</text:p>
          </table:table-cell>
          <table:table-cell office:value-type="float" office:value="93.011673" calcext:value-type="float">
            <text:p>93.0116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4.583183" calcext:value-type="float">
            <text:p>124.583183</text:p>
          </table:table-cell>
          <table:table-cell office:value-type="float" office:value="137.593567" calcext:value-type="float">
            <text:p>137.593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26.209862" calcext:value-type="float">
            <text:p>126.209862</text:p>
          </table:table-cell>
          <table:table-cell office:value-type="float" office:value="58.79287" calcext:value-type="float">
            <text:p>58.7928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27.779671" calcext:value-type="float">
            <text:p>127.779671</text:p>
          </table:table-cell>
          <table:table-cell office:value-type="float" office:value="63.566689" calcext:value-type="float">
            <text:p>63.56668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6.838821" calcext:value-type="float">
            <text:p>136.838821</text:p>
          </table:table-cell>
          <table:table-cell office:value-type="float" office:value="69.106697" calcext:value-type="float">
            <text:p>69.1066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35.042068" calcext:value-type="float">
            <text:p>135.042068</text:p>
          </table:table-cell>
          <table:table-cell office:value-type="float" office:value="28.577848" calcext:value-type="float">
            <text:p>28.5778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36.526001" calcext:value-type="float">
            <text:p>136.526001</text:p>
          </table:table-cell>
          <table:table-cell office:value-type="float" office:value="31.946077" calcext:value-type="float">
            <text:p>31.9460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35.456879" calcext:value-type="float">
            <text:p>135.456879</text:p>
          </table:table-cell>
          <table:table-cell office:value-type="float" office:value="1.913236" calcext:value-type="float">
            <text:p>1.9132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28.464447" calcext:value-type="float">
            <text:p>128.464447</text:p>
          </table:table-cell>
          <table:table-cell office:value-type="float" office:value="6.649512" calcext:value-type="float">
            <text:p>6.6495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2.927795" calcext:value-type="float">
            <text:p>132.927795</text:p>
          </table:table-cell>
          <table:table-cell office:value-type="float" office:value="91.257301" calcext:value-type="float">
            <text:p>91.2573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31.627792" calcext:value-type="float">
            <text:p>131.627792</text:p>
          </table:table-cell>
          <table:table-cell office:value-type="float" office:value="67.046654" calcext:value-type="float">
            <text:p>67.0466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34.413086" calcext:value-type="float">
            <text:p>134.413086</text:p>
          </table:table-cell>
          <table:table-cell office:value-type="float" office:value="33.573147" calcext:value-type="float">
            <text:p>33.5731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26.493713" calcext:value-type="float">
            <text:p>126.493713</text:p>
          </table:table-cell>
          <table:table-cell office:value-type="float" office:value="-40.64325" calcext:value-type="float">
            <text:p>-40.643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30.123001" calcext:value-type="float">
            <text:p>130.123001</text:p>
          </table:table-cell>
          <table:table-cell office:value-type="float" office:value="25.293533" calcext:value-type="float">
            <text:p>25.2935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29.107712" calcext:value-type="float">
            <text:p>129.107712</text:p>
          </table:table-cell>
          <table:table-cell office:value-type="float" office:value="90.981995" calcext:value-type="float">
            <text:p>90.9819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19.573822" calcext:value-type="float">
            <text:p>119.573822</text:p>
          </table:table-cell>
          <table:table-cell office:value-type="float" office:value="31.657942" calcext:value-type="float">
            <text:p>31.6579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24.540649" calcext:value-type="float">
            <text:p>124.540649</text:p>
          </table:table-cell>
          <table:table-cell office:value-type="float" office:value="40.744953" calcext:value-type="float">
            <text:p>40.7449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21.462143" calcext:value-type="float">
            <text:p>121.462143</text:p>
          </table:table-cell>
          <table:table-cell office:value-type="float" office:value="70.453056" calcext:value-type="float">
            <text:p>70.4530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34.688614" calcext:value-type="float">
            <text:p>134.688614</text:p>
          </table:table-cell>
          <table:table-cell office:value-type="float" office:value="62.997639" calcext:value-type="float">
            <text:p>62.9976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25.048256" calcext:value-type="float">
            <text:p>125.048256</text:p>
          </table:table-cell>
          <table:table-cell office:value-type="float" office:value="88.078819" calcext:value-type="float">
            <text:p>88.0788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29.156647" calcext:value-type="float">
            <text:p>129.156647</text:p>
          </table:table-cell>
          <table:table-cell office:value-type="float" office:value="67.976677" calcext:value-type="float">
            <text:p>67.97667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28.311661" calcext:value-type="float">
            <text:p>128.311661</text:p>
          </table:table-cell>
          <table:table-cell office:value-type="float" office:value="-36.399536" calcext:value-type="float">
            <text:p>-36.3995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35.987976" calcext:value-type="float">
            <text:p>135.987976</text:p>
          </table:table-cell>
          <table:table-cell office:value-type="float" office:value="23.48934" calcext:value-type="float">
            <text:p>23.48934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8-09-24T22:14:40.465250737</meta:creation-date>
    <dc:date>2018-09-24T23:14:45.201811278</dc:date>
    <dc:creator>Pascal Baillehache</dc:creator>
    <meta:editing-duration>PT39M44S</meta:editing-duration>
    <meta:editing-cycles>6</meta:editing-cycles>
    <meta:generator>LibreOffice/5.1.6.2$Linux_x86 LibreOffice_project/10m0$Build-2</meta:generator>
    <meta:document-statistic meta:table-count="1" meta:cell-count="2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3:Sheet1.D53" svg:x="0.32cm" svg:y="0.18cm" svg:width="15.36cm" svg:height="8.64cm">
          <chartooo:coordinate-region svg:x="1.232cm" svg:y="0.306cm" svg:width="14.261cm" svg:height="8.24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53" chart:class="chart:scatter">
            <chart:domain table:cell-range-address="Sheet1.B3:Sheet1.B53"/>
            <chart:data-point chart:repeated="51"/>
          </chart:series>
          <chart:series chart:style-name="ch7" chart:values-cell-range-address="Sheet1.D3:Sheet1.D53" chart:class="chart:scatte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53</svg:desc>
                </draw:g>
              </table:table-cell>
              <table:table-cell office:value-type="float" office:value="120.417091">
                <text:p>120.417091</text:p>
                <draw:g>
                  <svg:desc>Sheet1.C3:Sheet1.C53</svg:desc>
                </draw:g>
              </table:table-cell>
              <table:table-cell office:value-type="float" office:value="251.29892">
                <text:p>251.29892</text:p>
                <draw:g>
                  <svg:desc>Sheet1.D3:Sheet1.D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6.949699">
                <text:p>126.949699</text:p>
              </table:table-cell>
              <table:table-cell office:value-type="float" office:value="208.588943">
                <text:p>208.588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1.463272">
                <text:p>121.463272</text:p>
              </table:table-cell>
              <table:table-cell office:value-type="float" office:value="180.945572">
                <text:p>180.945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1.66227">
                <text:p>121.66227</text:p>
              </table:table-cell>
              <table:table-cell office:value-type="float" office:value="167.931305">
                <text:p>167.931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2.127792">
                <text:p>122.127792</text:p>
              </table:table-cell>
              <table:table-cell office:value-type="float" office:value="125.228226">
                <text:p>125.228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5.083443">
                <text:p>125.083443</text:p>
              </table:table-cell>
              <table:table-cell office:value-type="float" office:value="110.817543">
                <text:p>110.8175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2.884216">
                <text:p>122.884216</text:p>
              </table:table-cell>
              <table:table-cell office:value-type="float" office:value="56.163311">
                <text:p>56.163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0.98658">
                <text:p>120.98658</text:p>
              </table:table-cell>
              <table:table-cell office:value-type="float" office:value="108.345879">
                <text:p>108.345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3.595573">
                <text:p>123.595573</text:p>
              </table:table-cell>
              <table:table-cell office:value-type="float" office:value="82.497162">
                <text:p>82.4971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4.167244">
                <text:p>124.167244</text:p>
              </table:table-cell>
              <table:table-cell office:value-type="float" office:value="91.981819">
                <text:p>91.9818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1.830643">
                <text:p>131.830643</text:p>
              </table:table-cell>
              <table:table-cell office:value-type="float" office:value="92.422714">
                <text:p>92.422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4.587082">
                <text:p>134.587082</text:p>
              </table:table-cell>
              <table:table-cell office:value-type="float" office:value="149.749222">
                <text:p>149.749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3.031982">
                <text:p>133.031982</text:p>
              </table:table-cell>
              <table:table-cell office:value-type="float" office:value="127.42746">
                <text:p>127.42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4.408447">
                <text:p>124.408447</text:p>
              </table:table-cell>
              <table:table-cell office:value-type="float" office:value="94.664764">
                <text:p>94.6647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3.583351">
                <text:p>123.583351</text:p>
              </table:table-cell>
              <table:table-cell office:value-type="float" office:value="102.120491">
                <text:p>102.1204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9.672287">
                <text:p>159.672287</text:p>
              </table:table-cell>
              <table:table-cell office:value-type="float" office:value="107.88311">
                <text:p>107.883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2.039383">
                <text:p>122.039383</text:p>
              </table:table-cell>
              <table:table-cell office:value-type="float" office:value="6.062497">
                <text:p>6.0624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6.506149">
                <text:p>136.506149</text:p>
              </table:table-cell>
              <table:table-cell office:value-type="float" office:value="142.931503">
                <text:p>142.9315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9.866013">
                <text:p>139.866013</text:p>
              </table:table-cell>
              <table:table-cell office:value-type="float" office:value="145.552612">
                <text:p>145.552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8.643188">
                <text:p>128.643188</text:p>
              </table:table-cell>
              <table:table-cell office:value-type="float" office:value="37.651939">
                <text:p>37.6519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4.533051">
                <text:p>134.533051</text:p>
              </table:table-cell>
              <table:table-cell office:value-type="float" office:value="70.593521">
                <text:p>70.5935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1.005707">
                <text:p>141.005707</text:p>
              </table:table-cell>
              <table:table-cell office:value-type="float" office:value="95.067329">
                <text:p>95.0673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41.107712">
                <text:p>141.107712</text:p>
              </table:table-cell>
              <table:table-cell office:value-type="float" office:value="91.935562">
                <text:p>91.9355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34.654648">
                <text:p>134.654648</text:p>
              </table:table-cell>
              <table:table-cell office:value-type="float" office:value="53.047249">
                <text:p>53.0472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3.924225">
                <text:p>123.924225</text:p>
              </table:table-cell>
              <table:table-cell office:value-type="float" office:value="90.068542">
                <text:p>90.0685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3.117203">
                <text:p>133.117203</text:p>
              </table:table-cell>
              <table:table-cell office:value-type="float" office:value="46.73354">
                <text:p>46.733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8.342682">
                <text:p>138.342682</text:p>
              </table:table-cell>
              <table:table-cell office:value-type="float" office:value="51.652561">
                <text:p>51.6525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34.257767">
                <text:p>134.257767</text:p>
              </table:table-cell>
              <table:table-cell office:value-type="float" office:value="93.011673">
                <text:p>93.0116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24.583183">
                <text:p>124.583183</text:p>
              </table:table-cell>
              <table:table-cell office:value-type="float" office:value="137.593567">
                <text:p>137.5935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6.209862">
                <text:p>126.209862</text:p>
              </table:table-cell>
              <table:table-cell office:value-type="float" office:value="58.79287">
                <text:p>58.792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27.779671">
                <text:p>127.779671</text:p>
              </table:table-cell>
              <table:table-cell office:value-type="float" office:value="63.566689">
                <text:p>63.5666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6.838821">
                <text:p>136.838821</text:p>
              </table:table-cell>
              <table:table-cell office:value-type="float" office:value="69.106697">
                <text:p>69.1066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5.042068">
                <text:p>135.042068</text:p>
              </table:table-cell>
              <table:table-cell office:value-type="float" office:value="28.577848">
                <text:p>28.5778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36.526001">
                <text:p>136.526001</text:p>
              </table:table-cell>
              <table:table-cell office:value-type="float" office:value="31.946077">
                <text:p>31.9460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35.456879">
                <text:p>135.456879</text:p>
              </table:table-cell>
              <table:table-cell office:value-type="float" office:value="1.913236">
                <text:p>1.9132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28.464447">
                <text:p>128.464447</text:p>
              </table:table-cell>
              <table:table-cell office:value-type="float" office:value="6.649512">
                <text:p>6.6495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32.927795">
                <text:p>132.927795</text:p>
              </table:table-cell>
              <table:table-cell office:value-type="float" office:value="91.257301">
                <text:p>91.2573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31.627792">
                <text:p>131.627792</text:p>
              </table:table-cell>
              <table:table-cell office:value-type="float" office:value="67.046654">
                <text:p>67.0466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34.413086">
                <text:p>134.413086</text:p>
              </table:table-cell>
              <table:table-cell office:value-type="float" office:value="33.573147">
                <text:p>33.5731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26.493713">
                <text:p>126.493713</text:p>
              </table:table-cell>
              <table:table-cell office:value-type="float" office:value="-40.64325">
                <text:p>-40.643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30.123001">
                <text:p>130.123001</text:p>
              </table:table-cell>
              <table:table-cell office:value-type="float" office:value="25.293533">
                <text:p>25.2935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29.107712">
                <text:p>129.107712</text:p>
              </table:table-cell>
              <table:table-cell office:value-type="float" office:value="90.981995">
                <text:p>90.9819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19.573822">
                <text:p>119.573822</text:p>
              </table:table-cell>
              <table:table-cell office:value-type="float" office:value="31.657942">
                <text:p>31.6579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24.540649">
                <text:p>124.540649</text:p>
              </table:table-cell>
              <table:table-cell office:value-type="float" office:value="40.744953">
                <text:p>40.7449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21.462143">
                <text:p>121.462143</text:p>
              </table:table-cell>
              <table:table-cell office:value-type="float" office:value="70.453056">
                <text:p>70.4530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34.688614">
                <text:p>134.688614</text:p>
              </table:table-cell>
              <table:table-cell office:value-type="float" office:value="62.997639">
                <text:p>62.9976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25.048256">
                <text:p>125.048256</text:p>
              </table:table-cell>
              <table:table-cell office:value-type="float" office:value="88.078819">
                <text:p>88.0788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29.156647">
                <text:p>129.156647</text:p>
              </table:table-cell>
              <table:table-cell office:value-type="float" office:value="67.976677">
                <text:p>67.9766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28.311661">
                <text:p>128.311661</text:p>
              </table:table-cell>
              <table:table-cell office:value-type="float" office:value="-36.399536">
                <text:p>-36.3995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35.987976">
                <text:p>135.987976</text:p>
              </table:table-cell>
              <table:table-cell office:value-type="float" office:value="23.48934">
                <text:p>23.489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3:Sheet1.B53 Sheet1.E3:Sheet1.E53" svg:x="0.32cm" svg:y="0.18cm" svg:width="15.36cm" svg:height="8.64cm">
          <chartooo:coordinate-region svg:x="0.941cm" svg:y="0.379cm" svg:width="14.553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53" chart:class="chart:scatter">
            <chart:domain table:cell-range-address="Sheet1.B3:Sheet1.B53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53</svg:desc>
                </draw:g>
              </table:table-cell>
              <table:table-cell office:value-type="float" office:value="0">
                <text:p>0</text:p>
                <draw:g>
                  <svg:desc>Sheet1.E3:Sheet1.E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